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ef40e"/>
    </style:style>
    <style:style style:name="P2" style:family="paragraph" style:parent-style-name="Standard">
      <style:paragraph-properties fo:text-align="justify" style:justify-single-word="false"/>
      <style:text-properties fo:font-weight="bold" officeooo:rsid="00120394" officeooo:paragraph-rsid="00120394" style:font-weight-asian="bold" style:font-weight-complex="bold"/>
    </style:style>
    <style:style style:name="P3" style:family="paragraph" style:parent-style-name="Standard">
      <style:paragraph-properties fo:text-align="justify" style:justify-single-word="false"/>
      <style:text-properties fo:font-weight="bold" officeooo:rsid="00120394" officeooo:paragraph-rsid="0013521c" style:font-weight-asian="bold" style:font-weight-complex="bold"/>
    </style:style>
    <style:style style:name="P4" style:family="paragraph" style:parent-style-name="Standard">
      <style:paragraph-properties fo:text-align="justify" style:justify-single-word="false"/>
      <style:text-properties fo:font-weight="bold" officeooo:rsid="00120394" officeooo:paragraph-rsid="00168397" style:font-weight-asian="bold" style:font-weight-complex="bold"/>
    </style:style>
    <style:style style:name="P5" style:family="paragraph" style:parent-style-name="Standard">
      <style:paragraph-properties fo:text-align="justify" style:justify-single-word="false"/>
      <style:text-properties fo:font-weight="bold" officeooo:rsid="0013521c" officeooo:paragraph-rsid="0013521c" style:font-weight-asian="bold" style:font-weight-complex="bold"/>
    </style:style>
    <style:style style:name="P6" style:family="paragraph" style:parent-style-name="Standard">
      <style:paragraph-properties fo:text-align="justify" style:justify-single-word="false"/>
      <style:text-properties fo:font-weight="bold" officeooo:rsid="00168397" officeooo:paragraph-rsid="00168397" style:font-weight-asian="bold" style:font-weight-complex="bold"/>
    </style:style>
    <style:style style:name="P7" style:family="paragraph" style:parent-style-name="Standard">
      <style:paragraph-properties fo:text-align="justify" style:justify-single-word="false"/>
      <style:text-properties fo:font-weight="bold" officeooo:rsid="00168397" officeooo:paragraph-rsid="0016b4ac" style:font-weight-asian="bold" style:font-weight-complex="bold"/>
    </style:style>
    <style:style style:name="P8" style:family="paragraph" style:parent-style-name="Standard">
      <style:paragraph-properties fo:text-align="justify" style:justify-single-word="false"/>
      <style:text-properties fo:font-weight="bold" officeooo:rsid="0016b4ac" officeooo:paragraph-rsid="0016b4ac" style:font-weight-asian="bold" style:font-weight-complex="bold"/>
    </style:style>
    <style:style style:name="P9" style:family="paragraph" style:parent-style-name="Standard">
      <style:paragraph-properties fo:text-align="justify" style:justify-single-word="false"/>
      <style:text-properties fo:font-weight="bold" officeooo:rsid="0016b4ac" officeooo:paragraph-rsid="00170f17" style:font-weight-asian="bold" style:font-weight-complex="bold"/>
    </style:style>
    <style:style style:name="P10" style:family="paragraph" style:parent-style-name="Standard">
      <style:paragraph-properties fo:text-align="justify" style:justify-single-word="false"/>
      <style:text-properties style:font-name="arial" fo:font-weight="bold" officeooo:rsid="00098462" officeooo:paragraph-rsid="00098462" style:font-weight-asian="bold" style:font-weight-complex="bold"/>
    </style:style>
    <style:style style:name="P11" style:family="paragraph" style:parent-style-name="Standard">
      <style:paragraph-properties fo:text-align="justify" style:justify-single-word="false"/>
      <style:text-properties style:font-name="arial" fo:font-weight="bold" officeooo:rsid="00098462" officeooo:paragraph-rsid="000ef40e" style:font-weight-asian="bold" style:font-weight-complex="bold"/>
    </style:style>
    <style:style style:name="P12" style:family="paragraph" style:parent-style-name="Standard">
      <style:paragraph-properties fo:text-align="justify" style:justify-single-word="false"/>
      <style:text-properties style:font-name="arial" fo:font-weight="bold" officeooo:rsid="000ef40e" officeooo:paragraph-rsid="000ef40e" style:font-weight-asian="bold" style:font-weight-complex="bold"/>
    </style:style>
    <style:style style:name="P13" style:family="paragraph" style:parent-style-name="Standard">
      <style:paragraph-properties fo:text-align="justify" style:justify-single-word="false"/>
      <style:text-properties style:font-name="arial" fo:font-weight="bold" officeooo:rsid="00168397" officeooo:paragraph-rsid="00168397" style:font-weight-asian="bold" style:font-weight-complex="bold"/>
    </style:style>
    <style:style style:name="P14" style:family="paragraph" style:parent-style-name="Standard">
      <style:paragraph-properties fo:text-align="justify" style:justify-single-word="false"/>
      <style:text-properties style:font-name="arial" officeooo:rsid="00098462" officeooo:paragraph-rsid="00098462"/>
    </style:style>
    <style:style style:name="P15" style:family="paragraph" style:parent-style-name="Standard">
      <style:paragraph-properties fo:text-align="justify" style:justify-single-word="false"/>
      <style:text-properties style:font-name="arial" officeooo:rsid="00098462" officeooo:paragraph-rsid="000ef40e"/>
    </style:style>
    <style:style style:name="P16" style:family="paragraph" style:parent-style-name="Standard">
      <style:paragraph-properties fo:text-align="justify" style:justify-single-word="false"/>
      <style:text-properties style:font-name="arial" officeooo:rsid="00098462" officeooo:paragraph-rsid="000a769c"/>
    </style:style>
    <style:style style:name="P17" style:family="paragraph" style:parent-style-name="Standard">
      <style:paragraph-properties fo:text-align="justify" style:justify-single-word="false"/>
      <style:text-properties style:font-name="arial" officeooo:rsid="00098462" officeooo:paragraph-rsid="0018d140"/>
    </style:style>
    <style:style style:name="P18" style:family="paragraph" style:parent-style-name="Standard">
      <style:paragraph-properties fo:text-align="justify" style:justify-single-word="false" fo:break-before="page"/>
      <style:text-properties fo:font-weight="bold" officeooo:rsid="00120394" officeooo:paragraph-rsid="00120394" style:font-weight-asian="bold" style:font-weight-complex="bold"/>
    </style:style>
    <style:style style:name="T1" style:family="text">
      <style:text-properties officeooo:rsid="000a769c"/>
    </style:style>
    <style:style style:name="T2" style:family="text">
      <style:text-properties officeooo:rsid="000ef40e"/>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arial"/>
    </style:style>
    <style:style style:name="T6" style:family="text">
      <style:text-properties style:font-name="arial" fo:font-weight="normal" style:font-weight-asian="normal" style:font-weight-complex="normal"/>
    </style:style>
    <style:style style:name="T7" style:family="text">
      <style:text-properties style:font-name="arial" fo:font-weight="normal" officeooo:rsid="000ef40e" style:font-weight-asian="normal" style:font-weight-complex="normal"/>
    </style:style>
    <style:style style:name="T8" style:family="text">
      <style:text-properties style:font-name="arial" fo:font-weight="normal" officeooo:rsid="0013521c" style:font-weight-asian="normal" style:font-weight-complex="normal"/>
    </style:style>
    <style:style style:name="T9" style:family="text">
      <style:text-properties style:font-name="arial" fo:font-weight="normal" officeooo:rsid="00168397" style:font-weight-asian="normal" style:font-weight-complex="normal"/>
    </style:style>
    <style:style style:name="T10" style:family="text">
      <style:text-properties style:font-name="arial" fo:font-weight="normal" officeooo:rsid="00120394" style:font-weight-asian="normal" style:font-weight-complex="normal"/>
    </style:style>
    <style:style style:name="T11" style:family="text">
      <style:text-properties style:font-name="arial" fo:font-weight="normal" officeooo:rsid="0016b4ac" style:font-weight-asian="normal" style:font-weight-complex="normal"/>
    </style:style>
    <style:style style:name="T12" style:family="text">
      <style:text-properties style:font-name="arial" fo:font-weight="normal" officeooo:rsid="00170f17" style:font-weight-asian="normal" style:font-weight-complex="normal"/>
    </style:style>
    <style:style style:name="T13" style:family="text">
      <style:text-properties style:font-name="arial" officeooo:rsid="0010cd42"/>
    </style:style>
    <style:style style:name="T14" style:family="text">
      <style:text-properties style:font-name="arial" officeooo:rsid="0013521c"/>
    </style:style>
    <style:style style:name="T15" style:family="text">
      <style:text-properties style:font-name="arial" fo:font-style="normal" fo:font-weight="normal" style:font-style-asian="normal" style:font-weight-asian="normal" style:font-style-complex="normal" style:font-weight-complex="normal"/>
    </style:style>
    <style:style style:name="T16" style:family="text">
      <style:text-properties style:font-name="arial" officeooo:rsid="00120394"/>
    </style:style>
    <style:style style:name="T17" style:family="text">
      <style:text-properties style:font-name="arial" officeooo:rsid="00170f17"/>
    </style:style>
    <style:style style:name="T18" style:family="text">
      <style:text-properties style:font-name="arial" officeooo:rsid="00185d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ncuesta Nacional de Tecnología Libre</text:p>
      <text:p text:style-name="P10"/>
      <text:p text:style-name="P14"/>
      <text:p text:style-name="P15"><text:span text:style-name="T3">Propósito:</text:span> </text:p>
      <text:p text:style-name="P15"/>
      <text:p text:style-name="P17"><text:tab/>Cuantificar y calificar el movimiento de tecnologías libre en Venezuela, su impacto desde Diciembre 2004, los puntos de inflexión, sus operaciones, <text:s/>su caracterización, (usuario, </text:p>
      <text:p text:style-name="P17">activista, productor, etc). Categoriza según área o sector (tecnología, educación, medio de comunicación, investigación, industria, gestión de procesos. Cuantificar el uso de determinadas tecnologías, diferencias, el ámbito de uso, (APN, universidades, hogares, empresa) cantidad de unidad productiva, (grupo o freelance) <text:s/>instituciones socio económicas, experiencia laboral, <text:span text:style-name="T1">generar un libro PDF donde relata la historia de la tecnología libre en Venezuela, sus principales hitos. </text:span></text:p>
      <text:p text:style-name="P16"/>
      <text:p text:style-name="P16"><text:span text:style-name="T1"><text:tab/>La encuesta debe ser en linea, especificando datos personales, utilizar el correo para comunicarse con <text:s/>el encuestado, Política de privacidad <text:s/>en cuanto a los datos personales pero permitiendo contactar a la persona, permite registrar a las personas interesadas en integrarse a la comunidad.</text:span></text:p>
      <text:p text:style-name="P16"/>
      <text:p text:style-name="P11"><text:span text:style-name="T2">Definición:</text:span></text:p>
      <text:p text:style-name="P15"/>
      <text:p text:style-name="P15"><text:tab/>Los censos son operaciones estadísticas orientadas a obtener datos sobre la totalidad de los elementos que componen el universo en estudio, y fundamentalmente generan información de carácter estructural. En el caso de un censo nacional de <text:span text:style-name="T2">Tecnología Libre</text:span>, se trata de revelar las principales características de las perso<text:span text:style-name="T2">nas con el fin de </text:span>Cuantificar y calificar el movimiento de tecnologías libre en Venezuela.</text:p>
      <text:p text:style-name="P15"/>
      <text:p text:style-name="P12">Finalidad:</text:p>
      <text:p text:style-name="P12"/>
      <text:p text:style-name="P1"><text:span text:style-name="T7"><text:tab/>La finalidad fundamental del Censo de Tecnologías Libres es proporcionar los datos que se necesitan para conocer cuales son las personas interesadas en integrarse a la comunidad </text:span><text:span text:style-name="T5">que apuesta a la </text:span><text:span text:style-name="T13">distribución</text:span><text:span text:style-name="T5"> del conocimiento de forma libre como instrumento de desarrollo de la sociedad. </text:span></text:p>
      <text:p text:style-name="P18"><text:span text:style-name="T5">Descripción por módulos:</text:span></text:p>
      <text:p text:style-name="P2"/>
      <text:p text:style-name="P4"><text:span text:style-name="T5">Persona:</text:span></text:p>
      <text:p text:style-name="P4"/>
      <text:p text:style-name="P4"><text:span text:style-name="T5"><text:s/></text:span><text:span text:style-name="T6">Este modulo se encarga de recopilar información personal de la persona que se esta registrando en el censo mediante los siguientes campos:</text:span></text:p>
      <text:p text:style-name="P2"/>
      <text:p text:style-name="P2"><text:span text:style-name="T5">Cédula: </text:span><text:span text:style-name="T6">Ingrese su </text:span><text:span text:style-name="T11">cédula</text:span><text:span text:style-name="T6"> en el formato 22037017</text:span></text:p>
      <text:p text:style-name="P2"><text:span text:style-name="T5">Primer Nombre: </text:span><text:span text:style-name="T6">Ingrese su primer nombre por ejemplo: Jesus.</text:span></text:p>
      <text:p text:style-name="P2"><text:span text:style-name="T5">Segundo Nombre: </text:span><text:span text:style-name="T6">Ingrese su segundo nombre por ejemplo: Alberto.</text:span></text:p>
      <text:p text:style-name="P2"><text:span text:style-name="T5">Primer Apellido:</text:span><text:span text:style-name="T6"> Ingrese su primer apellido por ejemplo: Alvarado.</text:span></text:p>
      <text:p text:style-name="P2"><text:span text:style-name="T5">Segundo Apellido: </text:span><text:span text:style-name="T6">Ingrese su segundo apellido por ejemplo: Herrera.</text:span></text:p>
      <text:p text:style-name="P2"><text:span text:style-name="T5">Sexo: </text:span><text:span text:style-name="T6">Seleccione su sexo en las opciones “Femenino” y “Masculino”</text:span></text:p>
      <text:p text:style-name="P3"><text:span text:style-name="T5">Fecha de Nacimiento: </text:span><text:span text:style-name="T8">Seleccione su fecha de nacimiento. Seleccionando la fecha en el asistente o escribiéndola en el formato 01/01/1999</text:span></text:p>
      <text:p text:style-name="P5"><text:span text:style-name="T5">Dirección</text:span><text:span text:style-name="T14">: </text:span><text:span text:style-name="T6">Ingrese su dirección de habitación</text:span></text:p>
      <text:p text:style-name="P5"><text:span text:style-name="T5">Teléfono: </text:span><text:span text:style-name="T6">Ingrese su teléfono en el formato 0414-9355744</text:span></text:p>
      <text:p text:style-name="P5"><text:span text:style-name="T5">Correo:</text:span><text:span text:style-name="T6"> Ingrese su correo </text:span><text:span text:style-name="T9">electrónico</text:span><text:span text:style-name="T6"> en el formato ejempli@ejemplo.com</text:span></text:p>
      <text:p text:style-name="P5"><text:span text:style-name="T5">Estado: </text:span><text:span text:style-name="T6">Ingrese el estado donde reside</text:span></text:p>
      <text:p text:style-name="P5"><text:span text:style-name="T5">Municipio: </text:span><text:span text:style-name="T15">I</text:span><text:span text:style-name="T6">ngrese el municipio donde reside</text:span></text:p>
      <text:p text:style-name="P6"><text:span text:style-name="T5">Parroquia:</text:span><text:span text:style-name="T6"> Ingrese la parroquia donde reside</text:span></text:p>
      <text:p text:style-name="P6"/>
      <text:p text:style-name="P6"><text:span text:style-name="T5">Vivienda: </text:span></text:p>
      <text:p text:style-name="P6"/>
      <text:p text:style-name="P6"><text:span text:style-name="T10">Este modulo se encarga de recopilar información </text:span><text:span text:style-name="T6">de la vivienda </text:span><text:span text:style-name="T10">d</text:span><text:span text:style-name="T6">onde reside</text:span><text:span text:style-name="T10"> la persona que se esta registrando en el censo mediante los siguientes campos:</text:span></text:p>
      <text:p text:style-name="P6"/>
      <text:p text:style-name="P6"><text:span text:style-name="T5">F</text:span><text:span text:style-name="T16">echa </text:span><text:span text:style-name="T5">De R</text:span><text:span text:style-name="T16">egistro: </text:span><text:span text:style-name="T6">Seleccione su fecha de registro. Seleccionando la fecha en el asistente o escribiéndola en el formato 01/01/1999</text:span></text:p>
      <text:p text:style-name="P6"><text:span text:style-name="T5">Condición de la Vivienda: </text:span><text:span text:style-name="T6">Indique la condición de su vivienda, valiéndose de las opciones que proporciona el sistema por ejemplo: Inestable</text:span></text:p>
      <text:p text:style-name="P6"><text:span text:style-name="T5">Tenencia: </text:span><text:span text:style-name="T6">Indique el estado de propiedad de su vivienda por ejemplo: Alquilada</text:span></text:p>
      <text:p text:style-name="P6"><text:span text:style-name="T5">Tipo:</text:span><text:span text:style-name="T6"> Indique el tipo de vivienda en el que reside por ejemplo: Casa</text:span></text:p>
      <text:p text:style-name="P6"><text:span text:style-name="T5">Conexión a internet: </text:span><text:span text:style-name="T6">Indique si en su vivienda cuenta con internet</text:span></text:p>
      <text:p text:style-name="P6"/>
      <text:p text:style-name="P6"><text:span text:style-name="T5">Socio económico:</text:span></text:p>
      <text:p text:style-name="P13"/>
      <text:p text:style-name="P13">Discapacidad: <text:span text:style-name="T4">La persona nombrara si tiene alguna discapacidad</text:span></text:p>
      <text:p text:style-name="P6"><text:span text:style-name="T5">Cantidad de hijos: </text:span><text:span text:style-name="T6">La persona indicara si tiene hijos en caso de tener, debe registrar cuantos tiene</text:span></text:p>
      <text:p text:style-name="P7"><text:span text:style-name="T5">Grupo Familiar: </text:span><text:span text:style-name="T11">La persona podrá especificar su carga familiar </text:span></text:p>
      <text:p text:style-name="P8"><text:span text:style-name="T5">Ocupación: </text:span><text:span text:style-name="T6">La persona debe especificar a que se dedica</text:span></text:p>
      <text:p text:style-name="P8"><text:span text:style-name="T5">ingreso mensual: </text:span><text:span text:style-name="T6">La persona indicara su ingreso mensual</text:span></text:p>
      <text:p text:style-name="P8"><text:span text:style-name="T5">Grado instrucción: </text:span><text:span text:style-name="T6">La persona podrá especificar su grado de instrucción</text:span></text:p>
      <text:p text:style-name="P8"><text:span text:style-name="T5">Trabaja: </text:span><text:span text:style-name="T6">La persona indicara si trabaja actualmente</text:span></text:p>
      <text:p text:style-name="P8"><text:span text:style-name="T5">Estado civil: </text:span><text:span text:style-name="T6">La persona indicara su estado civil por ejemplo: Soltera (o)</text:span></text:p>
      <text:p text:style-name="P8"/>
      <text:p text:style-name="P8"><text:span text:style-name="T6"/></text:p>
      <text:p text:style-name="P8"/>
      <text:p text:style-name="P8"><text:soft-page-break/><text:span text:style-name="T5">Unidad Productiva:</text:span></text:p>
      <text:p text:style-name="P8"/>
      <text:p text:style-name="P8"><text:span text:style-name="T10">Este modulo se encarga de recopilar información </text:span><text:span text:style-name="T9">de </text:span><text:span text:style-name="T6">las Unidades productivas a la cual pertenece</text:span><text:span text:style-name="T10"> la persona que se esta registrando en el censo mediante los siguientes campos:</text:span></text:p>
      <text:p text:style-name="P8"><text:span text:style-name="T10"/></text:p>
      <text:p text:style-name="P8"><text:span text:style-name="T16">N</text:span><text:span text:style-name="T5">ombre:</text:span><text:span text:style-name="T6"> Se registrara el nombre de la unidad productiva por ejemplo: Codex</text:span></text:p>
      <text:p text:style-name="P8"><text:span text:style-name="T5">Tipo de industria: </text:span></text:p>
      <text:p text:style-name="P8"><text:span text:style-name="T5">Tipo de Tecnología: </text:span><text:span text:style-name="T12">La persona indicara que tipo de tecnología conoce</text:span><text:span text:style-name="T17"> </text:span></text:p>
      <text:p text:style-name="P8"><text:span text:style-name="T18">Tecnología</text:span><text:span text:style-name="T5"> que usa: </text:span><text:span text:style-name="T12">La persona indicara que tecnología usa</text:span></text:p>
      <text:p text:style-name="P9"><text:span text:style-name="T18">Tecnología</text:span><text:span text:style-name="T5"> que domina: </text:span><text:span text:style-name="T12">La persona indicara que tecnología domina</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ip1 </meta:initial-creator>
    <meta:creation-date>2017-02-24T13:40:58.726417647</meta:creation-date>
    <dc:date>2017-02-24T16:52:22.722571570</dc:date>
    <dc:creator>snip1 </dc:creator>
    <meta:editing-duration>PT19M35S</meta:editing-duration>
    <meta:editing-cycles>4</meta:editing-cycles>
    <meta:generator>LibreOffice/4.3.3.2$Linux_X86_64 LibreOffice_project/430m0$Build-2</meta:generator>
    <meta:document-statistic meta:table-count="0" meta:image-count="0" meta:object-count="0" meta:page-count="3" meta:paragraph-count="48" meta:word-count="643" meta:character-count="4364" meta:non-whitespace-character-count="3752"/>
  </office:meta>
</office:document-meta>
</file>